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language="en" fo:country="GB"/>
    </style:style>
    <style:style style:name="P2" style:parent-style-name="Standard" style:family="paragraph">
      <style:text-properties fo:language="en" fo:country="GB"/>
    </style:style>
    <style:style style:name="P3" style:parent-style-name="Standard" style:family="paragraph">
      <style:text-properties fo:language="en" fo:country="GB"/>
    </style:style>
    <style:style style:name="P4" style:parent-style-name="Standard" style:family="paragraph">
      <style:text-properties fo:language="en" fo:country="GB"/>
    </style:style>
    <style:style style:name="P5" style:parent-style-name="Standard" style:family="paragraph">
      <style:text-properties fo:language="en" fo:country="GB"/>
    </style:style>
    <style:style style:name="P6" style:parent-style-name="Standard" style:family="paragraph">
      <style:text-properties fo:language="en" fo:country="GB"/>
    </style:style>
    <style:style style:name="P7" style:parent-style-name="Standard" style:family="paragraph">
      <style:text-properties fo:language="en" fo:country="GB"/>
    </style:style>
    <style:style style:name="P8" style:parent-style-name="Standard" style:family="paragraph">
      <style:text-properties fo:language="en" fo:country="GB"/>
    </style:style>
    <style:style style:name="T9" style:parent-style-name="Absatz-Standardschriftart" style:family="text">
      <style:text-properties fo:language="en" fo:country="GB"/>
    </style:style>
  </office:automatic-styles>
  <office:body>
    <office:text text:use-soft-page-breaks="true">
      <text:p text:style-name="P1">In the following, we are going to present our<text:s/>work on X-ray diffraction. This lab practice aims to introduce this measurement method as it is used in multiple contexts ranging from industrial applications to solid-state physics and material science.<text:s/>The advantage of using X-rays is that the Abbe limit is pushed to a smaller wavelength. Therefore, smaller structures can be represented by this method. Unfortunately, it is very complex to build lenses for X-rays as nearly all materials do have a refractive index of approximately one or a little bit below one in this spectral range.<text:s/>As a result, it is favoured to use the indirect method “X-ray diffraction”. With this, information from the nanoscale can be accessed.</text:p>
      <text:p text:style-name="P2">We will now share our research on X-ray diffraction, a method used in various fields like industrial applications, solid-state physics, and material science.<text:s/>X-rays<text:s/>can measure smaller structures as the Abbe limit is reduced to a smaller wavelength. However, building lenses for X-rays is challenging due to the low refractive index of most materials in this spectral range.</text:p>
      <text:p text:style-name="P3"/>
      <text:p text:style-name="P4">In the following, we will present our research on X-ray diffraction, a versatile measurement method applied in various fields, including industrial applications, solid-state physics, and material science. One of the significant advantages of using X-rays is their shorter wavelength, which allows us to push the limits of resolution beyond the capabilities of optical microscopy. This enables the representation of smaller structures with higher precision. However, constructing X-ray lenses is a highly complex task due to the limited refractive index of most materials in this spectral range, which is typically close to or slightly below one. Consequently, the indirect method of "X-ray diffraction" is preferred, as it<text:s/>offers a means to access information at the nanoscale.</text:p>
      <text:p text:style-name="P5"/>
      <text:p text:style-name="P6">In this lab practice, we were introduced to X-ray diffraction as a method that generates knowledge of the structural features of material systems. We did this by first investigating the absorption of X-rays in an unknown metal foil. With this information, we tried to identify the material. In the following, we extracted the lattice parameter of $NaCl$ using X-ray diffraction and furthered our understanding of diffraction moving to a more complex material system in the end. Apart from the conceptual gains, we learned to operate the program \textit{Jana2006} to analyse diffraction data and generate knowledge from the data using this program. Therefore,<text:s/>this lab practice was a very useful time investment as we gained practice experience.</text:p>
      <text:p text:style-name="P7"/>
      <text:p text:style-name="P8"/>
      <text:p text:style-name="Standard"><text:span text:style-name="T9">During our lab session, we explored X-ray diffraction as a method for uncovering the structural properties of various material systems. Our initial task involved analysing the absorption of X-rays in an unknown metal foil to determine its composition. Subsequently, we employed X-ray diffraction to obtain the lattice parameter of $NaCl$, and finally, we examined a more complex material system to gain a deeper understanding of diffraction. In addition to acquiring conceptual knowledge, we also gained practical experience by working with the \textit{Jana2006} program to analyse diffraction data and derive insights from it. Overall, this lab practice was a valuable investment of our ti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chatt, Leonhard</meta:initial-creator>
    <dc:creator>Schatt, Leonhard</dc:creator>
    <meta:creation-date>2023-05-29T09:43:00Z</meta:creation-date>
    <dc:date>2023-05-29T11:41:00Z</dc:date>
    <meta:template xlink:href="Normal.dotm" xlink:type="simple"/>
    <meta:editing-cycles>1</meta:editing-cycles>
    <meta:editing-duration>PT0S</meta:editing-duration>
    <meta:user-defined meta:name="GrammarlyDocumentId">e61c1224-1702-41ff-850a-98bcaf5d0009</meta:user-defined>
    <meta:document-statistic meta:page-count="1" meta:paragraph-count="6" meta:word-count="454" meta:character-count="3311" meta:row-count="23" meta:non-whitespace-character-count="2863"/>
  </office:meta>
</office:document-meta>
</file>